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>
      <style:text-properties officeooo:paragraph-rsid="00045666"/>
    </style:style>
    <style:style style:name="P6" style:family="paragraph" style:parent-style-name="Standard">
      <style:text-properties officeooo:rsid="00045666" officeooo:paragraph-rsid="00045666"/>
    </style:style>
    <style:style style:name="P7" style:family="paragraph" style:parent-style-name="Standard">
      <style:text-properties officeooo:paragraph-rsid="0004ff1a"/>
    </style:style>
    <style:style style:name="P8" style:family="paragraph" style:parent-style-name="Standard" style:list-style-name="L1">
      <style:text-properties officeooo:rsid="0003d3a3" officeooo:paragraph-rsid="0003d3a3"/>
    </style:style>
    <style:style style:name="P9" style:family="paragraph" style:parent-style-name="Standard">
      <style:text-properties fo:font-weight="bold" officeooo:rsid="00045666" officeooo:paragraph-rsid="0004566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officeooo:rsid="0003cc5d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03d3a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45666" style:font-style-asian="italic" style:font-style-complex="italic"/>
    </style:style>
    <style:style style:name="T10" style:family="text">
      <style:text-properties officeooo:rsid="0003d3a3"/>
    </style:style>
    <style:style style:name="T11" style:family="text">
      <style:text-properties officeooo:rsid="00045666"/>
    </style:style>
    <style:style style:name="T12" style:family="text">
      <style:text-properties style:text-position="sub 58%" officeooo:rsid="00045666"/>
    </style:style>
    <style:style style:name="T13" style:family="text">
      <style:text-properties style:text-position="sub 58%" fo:font-style="italic" officeooo:rsid="00045666" style:font-style-asian="italic" style:font-style-complex="italic"/>
    </style:style>
    <style:style style:name="T14" style:family="text">
      <style:text-properties style:text-position="sub 58%" fo:font-style="italic" officeooo:rsid="0004ff1a" style:font-style-asian="italic" style:font-style-complex="italic"/>
    </style:style>
    <style:style style:name="T15" style:family="text">
      <style:text-properties style:text-position="0% 100%" officeooo:rsid="00045666"/>
    </style:style>
    <style:style style:name="T16" style:family="text">
      <style:text-properties style:text-position="0% 100%" fo:font-weight="bold" officeooo:rsid="00045666" style:font-weight-asian="bold" style:font-weight-complex="bold"/>
    </style:style>
    <style:style style:name="T17" style:family="text">
      <style:text-properties style:text-position="0% 100%" fo:font-style="italic" officeooo:rsid="00045666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I</text:span><text:span text:style-name="T3">D3 Algorithm Pseudocode </text:span><text:span text:style-name="T5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5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5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5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5">5. Find the split set {X*</text:span><text:span text:style-name="T6">∈</text:span><text:span text:style-name="T7">S*</text:span><text:span text:style-name="T5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10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10">)</text:span></text:p>
      <text:p text:style-name="P4"/>
      <text:list xml:id="list2841408641" text:style-name="L1">
        <text:list-item>
          <text:p text:style-name="P8">Check for the above base cases.</text:p>
        </text:list-item>
        <text:list-item>
          <text:p text:style-name="P8">For each attribute a, find the normalized information gain ratio from splitting on a.</text:p>
        </text:list-item>
        <text:list-item>
          <text:p text:style-name="P8">Let a_best be the attribute with the highest normalized information gain.</text:p>
        </text:list-item>
        <text:list-item>
          <text:p text:style-name="P8">Create a decision node that splits on a_best.</text:p>
        </text:list-item>
        <text:list-item>
          <text:p text:style-name="P8">Recur on the sublists obtained by splitting on a_best, and add those nodes as children of node.</text:p>
        </text:list-item>
      </text:list>
      <text:p text:style-name="P4"/>
      <text:p text:style-name="P5"/>
      <text:p text:style-name="P5"/>
      <text:p text:style-name="P7"><text:soft-page-break/><text:span text:style-name="T2">Random Forest Algorithm Pseudocode</text:span><text:span text:style-name="T11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11">)</text:span></text:p>
      <text:p text:style-name="P5"/>
      <text:p text:style-name="P5"><text:span text:style-name="T11">To generate </text:span><text:span text:style-name="T9">c</text:span><text:span text:style-name="T11"> classifiers: </text:span></text:p>
      <text:p text:style-name="P6"><text:span text:style-name="T1">for</text:span> <text:span text:style-name="T8">i=</text:span>1 to <text:span text:style-name="T8">c</text:span> <text:span text:style-name="T1">do</text:span></text:p>
      <text:p text:style-name="P5"><text:span text:style-name="T11"><text:tab/>Randomly sample the training data </text:span><text:span text:style-name="T9">D</text:span><text:span text:style-name="T11"> with replacement to produce </text:span><text:span text:style-name="T9">D</text:span><text:span text:style-name="T13">i</text:span></text:p>
      <text:p text:style-name="P5"><text:span text:style-name="T12"><text:tab/></text:span><text:span text:style-name="T11">Create a root node, </text:span><text:span text:style-name="T9">N</text:span><text:span text:style-name="T13">i</text:span><text:span text:style-name="T11"> containing </text:span><text:span text:style-name="T9">D</text:span><text:span text:style-name="T13">i</text:span><text:span text:style-name="T11"> </text:span></text:p>
      <text:p text:style-name="P5"><text:span text:style-name="T11"><text:tab/>Call BuildTree( </text:span><text:span text:style-name="T9">Ni</text:span><text:span text:style-name="T11"> ) </text:span></text:p>
      <text:p text:style-name="P9">end for </text:p>
      <text:p text:style-name="P5"><text:span text:style-name="T2">BuildTree(N):</text:span><text:span text:style-name="T11"> </text:span></text:p>
      <text:p text:style-name="P5"><text:span text:style-name="T2">if</text:span><text:span text:style-name="T11"> <text:s/>N contains instances of only one class </text:span><text:span text:style-name="T2">then</text:span><text:span text:style-name="T11"> </text:span></text:p>
      <text:p text:style-name="P5"><text:span text:style-name="T11"><text:tab/></text:span><text:span text:style-name="T2">return</text:span><text:span text:style-name="T11"> </text:span></text:p>
      <text:p text:style-name="P9">else</text:p>
      <text:p text:style-name="P5"><text:span text:style-name="T11"><text:tab/>Randomly select x% o of the possible splitting features in </text:span><text:span text:style-name="T9">N</text:span></text:p>
      <text:p text:style-name="P5"><text:span text:style-name="T11"><text:tab/>Select the feature </text:span><text:span text:style-name="T9">F</text:span><text:span text:style-name="T11"> with the highest information gain to split on</text:span></text:p>
      <text:p text:style-name="P5"><text:span text:style-name="T11"><text:tab/>Create f child nodes of </text:span><text:span text:style-name="T9">N</text:span><text:span text:style-name="T11">, </text:span><text:span text:style-name="T9">N</text:span><text:span text:style-name="T13">1</text:span><text:span text:style-name="T11">, … , </text:span><text:span text:style-name="T9">N</text:span><text:span text:style-name="T13">f</text:span><text:span text:style-name="T11"> , where F has </text:span><text:span text:style-name="T9">f</text:span><text:span text:style-name="T11"> possible values (</text:span><text:span text:style-name="T9">F</text:span><text:span text:style-name="T13">1</text:span><text:span text:style-name="T11">, … , </text:span><text:span text:style-name="T9">F</text:span><text:span text:style-name="T13">f</text:span><text:span text:style-name="T15">)</text:span></text:p>
      <text:p text:style-name="P5"><text:span text:style-name="T15"><text:tab/></text:span><text:span text:style-name="T16">for</text:span><text:span text:style-name="T17"> i=</text:span><text:span text:style-name="T15">1 to f </text:span><text:span text:style-name="T16">do</text:span></text:p>
      <text:p text:style-name="P5"><text:span text:style-name="T15"><text:tab/><text:tab/></text:span><text:span text:style-name="T11">Set the contents of </text:span><text:span text:style-name="T9">N</text:span><text:span text:style-name="T13">i</text:span><text:span text:style-name="T11"> to </text:span><text:span text:style-name="T9">D</text:span><text:span text:style-name="T13">i</text:span><text:span text:style-name="T11">, where </text:span><text:span text:style-name="T9">D</text:span><text:span text:style-name="T14">i</text:span><text:span text:style-name="T11"> is all instances in </text:span><text:span text:style-name="T9">N</text:span><text:span text:style-name="T11"> that match </text:span><text:span text:style-name="T9">F</text:span><text:span text:style-name="T13">i</text:span></text:p>
      <text:p text:style-name="P5"><text:span text:style-name="T12"><text:tab/><text:tab/></text:span><text:span text:style-name="T15">Call</text:span><text:span text:style-name="T11"> BuildTree( </text:span><text:span text:style-name="T9">N</text:span><text:span text:style-name="T13">i</text:span><text:span text:style-name="T11">) </text:span></text:p>
      <text:p text:style-name="P5"><text:span text:style-name="T11"><text:tab/></text:span><text:span text:style-name="T2">end</text:span><text:span text:style-name="T11"> </text:span><text:span text:style-name="T2">for</text:span><text:span text:style-name="T11"> </text:span></text:p>
      <text:p text:style-name="P5"><text:span text:style-name="T2">end</text:span><text:span text:style-name="T11"> </text:span><text:span text:style-name="T2">if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4T21:27:05.505428875</dc:date>
    <meta:editing-duration>PT21M34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2" meta:paragraph-count="53" meta:word-count="481" meta:character-count="3113" meta:non-whitespace-character-count="2542"/>
  </office:meta>
</office:document-meta>
</file>